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Enforcing Sparse Measurement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ari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evious Meeting</text:p>
              </text:list-item>
              <text:list-item>
                <text:p>Statistical Comparison</text:p>
              </text:list-item>
              <text:list-item>
                <text:p>Using JAX-Flui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Previous Meeting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3">Our model: 1861697 parameters</text:p>
              </text:list-item>
              <text:list-item>
                <text:p text:style-name="P3"><text:span text:style-name="T1">Their model: 3468739 parameters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wo-Point Correlation of Vorticity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orticity Spectru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bability Density Func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ne Plot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ir Cod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4:36:25.209202580</meta:creation-date>
    <dc:date>2025-06-03T19:08:51.453937518</dc:date>
    <meta:editing-duration>PT36M14S</meta:editing-duration>
    <meta:editing-cycles>2</meta:editing-cycles>
    <meta:generator>LibreOffice/24.2.7.2$Linux_X86_64 LibreOffice_project/420$Build-2</meta:generator>
    <meta:document-statistic meta:object-count="57"/>
  </office:meta>
</office:document-meta>
</file>